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8a16" officeooo:paragraph-rsid="00158a16"/>
    </style:style>
    <style:style style:name="P2" style:family="paragraph" style:parent-style-name="Standard">
      <style:paragraph-properties fo:text-align="start" style:justify-single-word="false"/>
      <style:text-properties officeooo:rsid="00158a16" officeooo:paragraph-rsid="00158a16"/>
    </style:style>
    <style:style style:name="P3" style:family="paragraph" style:parent-style-name="Standard">
      <style:paragraph-properties fo:text-align="start" style:justify-single-word="false"/>
      <style:text-properties officeooo:rsid="00158a16" officeooo:paragraph-rsid="001668f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58a16" officeooo:paragraph-rsid="001668f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1668fd" officeooo:paragraph-rsid="001668f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158a16" officeooo:paragraph-rsid="00158a16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58a16" officeooo:paragraph-rsid="00158a16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1743ba" officeooo:paragraph-rsid="001743ba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1743ba" officeooo:paragraph-rsid="001743ba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1668fd" officeooo:paragraph-rsid="001668fd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1668fd" officeooo:paragraph-rsid="001668f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58a16" officeooo:paragraph-rsid="00158a16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58a16" officeooo:paragraph-rsid="00158a1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743ba" officeooo:paragraph-rsid="001743b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75a1d" officeooo:paragraph-rsid="00175a1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7c71c" officeooo:paragraph-rsid="0017c71c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bold" officeooo:rsid="001810ef" officeooo:paragraph-rsid="001810ef" style:font-weight-asian="bold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normal" officeooo:rsid="001810ef" officeooo:paragraph-rsid="001810ef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weight="normal" officeooo:rsid="001956a5" officeooo:paragraph-rsid="001956a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01a6d3c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1a6d3c" officeooo:paragraph-rsid="001a6d3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officeooo:paragraph-rsid="001a6d3c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officeooo:rsid="001a6d3c" officeooo:paragraph-rsid="001a6d3c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color="#000000" loext:opacity="100%" fo:font-weight="bold" officeooo:rsid="001ba1f0" officeooo:paragraph-rsid="001ba1f0" style:font-weight-asian="bold" style:font-size-complex="12pt" style:font-weight-complex="bold"/>
    </style:style>
    <style:style style:name="P25" style:family="paragraph" style:parent-style-name="Standard" style:list-style-name="L3">
      <style:paragraph-properties fo:text-align="start" style:justify-single-word="false"/>
      <style:text-properties fo:color="#000000" loext:opacity="100%" fo:font-weight="normal" officeooo:rsid="001ba1f0" officeooo:paragraph-rsid="001ba1f0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color="#000000" loext:opacity="100%" fo:font-weight="bold" officeooo:rsid="001bc38a" officeooo:paragraph-rsid="001bc38a" style:font-weight-asian="bold" style:font-size-complex="12pt" style:font-weight-complex="bold"/>
    </style:style>
    <style:style style:name="P27" style:family="paragraph" style:parent-style-name="Standard" style:list-style-name="L3">
      <style:paragraph-properties fo:text-align="start" style:justify-single-word="false"/>
      <style:text-properties fo:color="#000000" loext:opacity="100%" fo:font-weight="normal" officeooo:rsid="001bc38a" officeooo:paragraph-rsid="001bc38a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1bc38a" officeooo:paragraph-rsid="001bc38a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1bca15" officeooo:paragraph-rsid="001bca15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1c74eb" officeooo:paragraph-rsid="001c74eb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68fd" style:font-weight-asian="normal" style:font-weight-complex="normal"/>
    </style:style>
    <style:style style:name="T3" style:family="text">
      <style:text-properties officeooo:rsid="001668fd"/>
    </style:style>
    <style:style style:name="T4" style:family="text">
      <style:text-properties officeooo:rsid="001743ba"/>
    </style:style>
    <style:style style:name="T5" style:family="text">
      <style:text-properties officeooo:rsid="00175a1d"/>
    </style:style>
    <style:style style:name="T6" style:family="text">
      <style:text-properties officeooo:rsid="0017c71c"/>
    </style:style>
    <style:style style:name="T7" style:family="text">
      <style:text-properties fo:font-weight="normal" officeooo:rsid="001a6d3c" style:font-weight-asian="normal" style:font-weight-complex="normal"/>
    </style:style>
    <style:style style:name="T8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letter-spacing="normal" fo:font-style="normal" fo:font-weight="bold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style:font-name="Liberation Serif" fo:font-size="12pt" fo:letter-spacing="normal" fo:font-style="normal" fo:font-weight="normal" officeooo:rsid="001a6d3c" style:font-size-asian="12pt" style:font-weight-asian="normal"/>
    </style:style>
    <style:style style:name="T12" style:family="text">
      <style:text-properties fo:font-variant="normal" fo:text-transform="none" fo:font-size="12pt" fo:letter-spacing="normal" fo:font-style="normal" style:font-size-asian="12pt" style:font-name-complex="Liberation Serif" style:language-complex="ml" style:country-complex="IN" style:font-style-complex="normal"/>
    </style:style>
    <style:style style:name="T13" style:family="text">
      <style:text-properties fo:font-variant="normal" fo:text-transform="none" fo:letter-spacing="normal" fo:font-style="normal" officeooo:rsid="001bca1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RL First Kiss</text:p>
      <text:p text:style-name="P2">A: Amrita</text:p>
      <text:p text:style-name="P2">B: Bianka</text:p>
      <text:p text:style-name="P2"/>
      <text:p text:style-name="P2">B: Sooooo this is my apartment! <text:s/>I’m going to go ahead and pretend that it’s always this clean and definitely not just what happens when I invite people over for the first time.</text:p>
      <text:p text:style-name="P2">A: And exactly how many people are you inviting over for the first time here?</text:p>
      <text:p text:style-name="P2">B: Well, let’s just say that my apartment has been a bit messy for a while now.</text:p>
      <text:p text:style-name="P2">A: My apartment is always pretty clean honestly. <text:s/>Like to keep it tidy just in case.</text:p>
      <text:p text:style-name="P3">B: ... Are you saying that you’re just a normally clean person, or just that you have lots of people over? </text:p>
      <text:p text:style-name="P4">A: So do you like living here?</text:p>
      <text:p text:style-name="P3"><text:span text:style-name="T1">B: <text:s/>It’s not so bad. <text:s/>I was considering moving in a mansion a few blocks from here, but </text:span><text:span text:style-name="T2">the </text:span><text:span text:style-name="T1">realtor said that I was short a couple million and had to use this as my backup.</text:span> </text:p>
      <text:p text:style-name="P2">A: <text:span text:style-name="T3">Damn, if I’m being honest I was actually planning on just dating you for your money, so now this is a bit awkward.</text:span></text:p>
      <text:p text:style-name="P5">B: Ok I will admit that I am flat broke, but have you ever been on a date with someone who owns a large wooden duck statue with yellow rain boots? (Shows Mr. Quackers)</text:p>
      <text:p text:style-name="P5">A: *Laughing* I have not! <text:s/>Ok, maybe coming here wasn’t such a bad idea after all.</text:p>
      <text:p text:style-name="P5">B: The night is young, I have plenty of disappointments that I can substitute in at a moment’s notice.</text:p>
      <text:p text:style-name="P5">A: *Laughing* You’re funny. <text:s/>I like how you always seem to know how to make me laugh. <text:s/></text:p>
      <text:p text:style-name="P2"/>
      <text:p text:style-name="P2"/>
      <text:p text:style-name="P2">[Shoot Your Shot Minigame]</text:p>
      <text:list text:style-name="L1">
        <text:list-item>
          <text:p text:style-name="P6">Smooth Response</text:p>
          <text:list>
            <text:list-item>
              <text:p text:style-name="P7">B: <text:span text:style-name="T4">I guess I can’t help making you laugh. <text:s/>Your smile is so amazing, and the more I get to see it the luckier I feel.</text:span></text:p>
            </text:list-item>
            <text:list-item>
              <text:p text:style-name="P8">A: With lines like that I have a feeling that you’ll be seeing me smile a whole lot more.</text:p>
            </text:list-item>
          </text:list>
        </text:list-item>
        <text:list-item>
          <text:p text:style-name="P9">Medium</text:p>
        </text:list-item>
        <text:list-item>
          <text:p text:style-name="P10">Too Fast, Too Soon, Too Much</text:p>
          <text:list>
            <text:list-item>
              <text:p text:style-name="P11">B: Making you laugh is one thing, but I can make you cum just as easily.</text:p>
            </text:list-item>
            <text:list-item>
              <text:p text:style-name="P11">A: Ok you’re going to need to slow down a bit there, I literally got here 2 minutes ago. <text:s/></text:p>
            </text:list-item>
            <text:list-item>
              <text:p text:style-name="P11">A: It’s going to take a bit more than a wooden duck to get me in bed with you.</text:p>
            </text:list-item>
            <text:list-item>
              <text:p text:style-name="P11">B: Oh, um alright.</text:p>
            </text:list-item>
          </text:list>
        </text:list-item>
      </text:list>
      <text:p text:style-name="P12"/>
      <text:p text:style-name="P13"/>
      <text:p text:style-name="P13">A: <text:span text:style-name="T4">*Walking around apartment* I do like your decorations. <text:s/>I’ve seen way too many blank walls, so I appreciate you putting in the effort. </text:span></text:p>
      <text:p text:style-name="P14">B: Oh sure. <text:s/>Plants, collectibles, photos, you name it. <text:s/>When you’re a recluse like me you’re going to spend a lot of time in your home, so might as well like the look of it.</text:p>
      <text:p text:style-name="P14">A: Oh wow you have a lot of photos actually. <text:s/>I have a couple on my walls, but nothing like this.</text:p>
      <text:p text:style-name="P14">B: Yeah, both my parents growing up seemed to be obsessed with documenting my life, so I honestly have like hundreds of photos laying around. <text:s/></text:p>
      <text:p text:style-name="P14">B: All the ones you see up on the walls are just a few of my favourites. <text:s/>There’s plenty that didn’t make the cut.</text:p>
      <text:p text:style-name="P14">A: Really? <text:s/>Where are the rest of them?</text:p>
      <text:p text:style-name="P14">B: I have a couple drawers just full of old photo albums that I brought over from Poland. <text:s/>If I ever get home sick it’s just nice to have something filled with good memories.</text:p>
      <text:p text:style-name="P14">A: Physical photos? <text:s/>And not just all downloaded on your phone? <text:s/><text:span text:style-name="T5">Do you keep them next to your record player and fax machine?</text:span></text:p>
      <text:p text:style-name="P15"><text:soft-page-break/>B: Yeah, yeah, <text:span text:style-name="T6">I’m a dinosaur, I get it.</text:span></text:p>
      <text:p text:style-name="P16">A: I’m sorry, I’m just teasing you. <text:s/>I didn’t hurt your feelings did I?</text:p>
      <text:p text:style-name="P16">B: We joke all the time, it’s not a big deal.</text:p>
      <text:p text:style-name="P16">A: Ok, good, I just wanted to be sure. <text:s/>So where is it?</text:p>
      <text:p text:style-name="P16">B: Where’s what?</text:p>
      <text:p text:style-name="P16">A: The photo album!</text:p>
      <text:p text:style-name="P16">B: You want to look at it right now?</text:p>
      <text:p text:style-name="P16">A: Of course! <text:s/>I want to see all your friends, your family, your home, everything! <text:s/>I only have a few photos of my home on my phone and that’s it. </text:p>
      <text:p text:style-name="P16">A: You’re lucky that you get to have all these memories, so break it out, we’re going to go through them.</text:p>
      <text:p text:style-name="P16">B: Oh, I was just thinking that we could maybe watch a movie or something.</text:p>
      <text:p text:style-name="P16">A: Oh, I thought the album would be fun, but we can just watch a movie if you want.</text:p>
      <text:p text:style-name="P16">[Maze minigame]</text:p>
      <text:list text:style-name="L2">
        <text:list-item>
          <text:p text:style-name="P17">Happy To Look Through It</text:p>
          <text:list>
            <text:list-item>
              <text:p text:style-name="P18">B: No, I think that’s a great idea!</text:p>
            </text:list-item>
            <text:list-item>
              <text:p text:style-name="P18">B: I haven’t gone through my photo albums for a few years now actually, so I think it would be nice.</text:p>
            </text:list-item>
            <text:list-item>
              <text:p text:style-name="P18">A: I’m so glad! <text:s/>I’d love to learn more about where you’re from.</text:p>
            </text:list-item>
          </text:list>
        </text:list-item>
        <text:list-item>
          <text:p text:style-name="P17">But They Just Put A New Tarantino Movie On Netflix</text:p>
          <text:list>
            <text:list-item>
              <text:p text:style-name="P19">B: <text:s/>Oh, but I was kind of thinking that we could watch Inglorious Bastards? <text:s/>It hasn’t been on Netflix for a while.</text:p>
            </text:list-item>
            <text:list-item>
              <text:p text:style-name="P19">A: Oh, is that a romantic comedy? <text:s/>I don’t watch a ton of movies.</text:p>
            </text:list-item>
            <text:list-item>
              <text:p text:style-name="P19">B: Yeah, maybe the photo album is a better idea.</text:p>
            </text:list-item>
            <text:list-item>
              <text:p text:style-name="P19">A: Are you sure that’s ok? </text:p>
            </text:list-item>
            <text:list-item>
              <text:p text:style-name="P19">B: Yeah, this is probably better than my plan.</text:p>
            </text:list-item>
          </text:list>
        </text:list-item>
        <text:list-item>
          <text:p text:style-name="P17">Sure, Just Boss Me Around In My Own Home</text:p>
          <text:list>
            <text:list-item>
              <text:p text:style-name="P19">B: It’s a bit much to start looking at my personal family photos after only being in my home for a few minutes don’t you think?</text:p>
            </text:list-item>
            <text:list-item>
              <text:p text:style-name="P19">A: I wasn’t trying to be rude or anything, I just thought it would be nice to learn more about you. </text:p>
            </text:list-item>
            <text:list-item>
              <text:p text:style-name="P19">B: Yeah but how would you feel if I came to your place and then started asking about all your photos?</text:p>
            </text:list-item>
            <text:list-item>
              <text:p text:style-name="P19">A: I would love to look through my photos with you. <text:s/>I genuinely enjoy showing people my home.</text:p>
            </text:list-item>
            <text:list-item>
              <text:p text:style-name="P19">B: Fine, have it your way. <text:s/>We’ll do what you want to do.</text:p>
            </text:list-item>
            <text:list-item>
              <text:p text:style-name="P19">A: We don’t have to if you don’t want. </text:p>
            </text:list-item>
            <text:list-item>
              <text:p text:style-name="P19">B: It’s fine.</text:p>
            </text:list-item>
          </text:list>
        </text:list-item>
      </text:list>
      <text:p text:style-name="P16"/>
      <text:p text:style-name="P16">B: Well, let’s just hope that we’ll be keeping the naked baby photos to a minimum tonight.</text:p>
      <text:p text:style-name="P16">[Sits on couch with album]</text:p>
      <text:p text:style-name="P16"/>
      <text:p text:style-name="P20"><text:span text:style-name="T7">B: So this is </text:span><text:span text:style-name="T8">Łódź</text:span><text:span text:style-name="T9">.</text:span></text:p>
      <text:p text:style-name="P21"><text:span text:style-name="T10">A: Ohhhh that’s so cool. <text:s/>How do you pronounce it again?</text:span></text:p>
      <text:p text:style-name="P21"><text:span text:style-name="T10">B: Łódź</text:span><text:span text:style-name="T9">. <text:s/></text:span><text:span text:style-name="T10">What’s the name of the place you’re from?</text:span></text:p>
      <text:p text:style-name="P22"><text:span text:style-name="T11">A:</text:span><text:bookmark text:name="tw-target-text"/><text:span text:style-name="T12">കരുനാഗപ്പള്ളി.</text:span></text:p>
      <text:p text:style-name="P23"><text:span text:style-name="T12">B: I feel like this would be a lot easier to manage if this game had voice actors.</text:span></text:p>
      <text:p text:style-name="P23"><text:span text:style-name="T12">A: Oh well. <text:s/>Show me some more! <text:s/></text:span></text:p>
      <text:p text:style-name="P23"><text:span text:style-name="T12">B: Here’s me in high school. <text:s/></text:span></text:p>
      <text:p text:style-name="P23"><text:soft-page-break/><text:span text:style-name="T12">A: Oh my gosh you’re so cute. <text:s/>Do you think that if we met in high school you’d like me then too?</text:span></text:p>
      <text:p text:style-name="P23"><text:span text:style-name="T12"/></text:p>
      <text:p text:style-name="P23"><text:span text:style-name="T12">[Shoot your shot mini game]</text:span></text:p>
      <text:list text:style-name="L3">
        <text:list-item>
          <text:p text:style-name="P24"><text:span text:style-name="T12">Smooth</text:span></text:p>
          <text:list>
            <text:list-item>
              <text:p text:style-name="P25"><text:span text:style-name="T12">B: You kidding me? <text:s/>I’ve been into beautiful women my whole life. <text:s/>If I met you before I would have locked you down way sooner.</text:span></text:p>
            </text:list-item>
            <text:list-item>
              <text:p text:style-name="P25"><text:span text:style-name="T12">A: Now that’s the answer I wanted to hear. <text:s/>I can tell you and I would have done all the fun, dumb stuff teenagers like to do together.</text:span></text:p>
            </text:list-item>
            <text:list-item>
              <text:p text:style-name="P25"><text:span text:style-name="T12">B: It’s never too late to do some of those things.</text:span></text:p>
            </text:list-item>
            <text:list-item>
              <text:p text:style-name="P25"><text:span text:style-name="T12">A: Hmmm, good to know.</text:span></text:p>
            </text:list-item>
          </text:list>
        </text:list-item>
        <text:list-item>
          <text:p text:style-name="P26"><text:span text:style-name="T12">Less Smooth, More Nervous</text:span></text:p>
          <text:list>
            <text:list-item>
              <text:p text:style-name="P27"><text:span text:style-name="T12">B: I mean, sure, you would have been the hottest girl in school.</text:span></text:p>
            </text:list-item>
            <text:list-item>
              <text:p text:style-name="P27"><text:span text:style-name="T12">B: Not that I only like you for being hot. <text:s/>You’re smart too.</text:span></text:p>
            </text:list-item>
            <text:list-item>
              <text:p text:style-name="P27"><text:span text:style-name="T12">B: You are hot, but I’m not like objectifying you or anything.</text:span></text:p>
            </text:list-item>
            <text:list-item>
              <text:p text:style-name="P27"><text:span text:style-name="T12">B: Like, a cute, normal, hot.</text:span></text:p>
            </text:list-item>
            <text:list-item>
              <text:p text:style-name="P27"><text:span text:style-name="T12">A: It was just a hypothetical. <text:s/>Not a huge deal. <text:s/></text:span></text:p>
            </text:list-item>
            <text:list-item>
              <text:p text:style-name="P27"><text:span text:style-name="T12">B: Ok sorry.</text:span></text:p>
            </text:list-item>
          </text:list>
        </text:list-item>
        <text:list-item>
          <text:p text:style-name="P24"><text:span text:style-name="T12">Taking The Hypothetical A Bit Too Literal</text:span></text:p>
          <text:list>
            <text:list-item>
              <text:p text:style-name="P25"><text:span text:style-name="T12">B: I don’t know, would you have liked being in Poland as the only Indian student? </text:span></text:p>
            </text:list-item>
            <text:list-item>
              <text:p text:style-name="P25"><text:span text:style-name="T12">A: I don’t know, you could have met me in India too.</text:span></text:p>
            </text:list-item>
            <text:list-item>
              <text:p text:style-name="P25"><text:span text:style-name="T12">B: I don’t speak your language though. <text:s/>Come to think of it you don’t speak Polish either.</text:span></text:p>
            </text:list-item>
            <text:list-item>
              <text:p text:style-name="P25"><text:span text:style-name="T12">A: I didn’t mean this literally. <text:s/>I know we wouldn’t have met each other in high school.</text:span></text:p>
            </text:list-item>
            <text:list-item>
              <text:p text:style-name="P25"><text:span text:style-name="T12">B: Ok gotcha.</text:span></text:p>
            </text:list-item>
            <text:list-item>
              <text:p text:style-name="P25"><text:span text:style-name="T12">B: Sorry, what was the question again?</text:span></text:p>
            </text:list-item>
            <text:list-item>
              <text:p text:style-name="P25"><text:span text:style-name="T12">B: Never mind.</text:span></text:p>
            </text:list-item>
          </text:list>
        </text:list-item>
      </text:list>
      <text:p text:style-name="P28"><text:span text:style-name="T10">B: Anyways, here’s some more high school photos. <text:s/>A couple classes I was in, field trips, dumb stuff like that.</text:span></text:p>
      <text:p text:style-name="P28"><text:span text:style-name="T10">A: Wait, let me see that one.</text:span></text:p>
      <text:p text:style-name="P28"><text:span text:style-name="T10">B: ... Why?</text:span></text:p>
      <text:p text:style-name="P28"><text:span text:style-name="T10">A: Are you wearing black pants, black shirt, and was your hair dyed even more black?</text:span></text:p>
      <text:p text:style-name="P28"><text:span text:style-name="T10">B: <text:s/>I’m not the only person in high school to have a goth phase!</text:span></text:p>
      <text:p text:style-name="P28"><text:span text:style-name="T10">A: Oh my gosh how much mascara are you wearing? <text:s/>Wait, are these other photos of that as well?</text:span></text:p>
      <text:p text:style-name="P28"><text:span text:style-name="T10">B: Ok, we don’t have to look at these right now. <text:s/></text:span></text:p>
      <text:p text:style-name="P28"><text:span text:style-name="T10">A: How hot was it outside that day? <text:s/>There’s no way you were wearing all of that and you weren’t sweating all over the place.</text:span></text:p>
      <text:p text:style-name="P28"><text:span text:style-name="T10">B: Ok! <text:s/>Taking the photos away!</text:span></text:p>
      <text:p text:style-name="P28"><text:span text:style-name="T10">A: No! <text:s/>Just want to look at a few more! <text:s/>You were really going for it then!</text:span></text:p>
      <text:p text:style-name="P28"><text:span text:style-name="T10">B: </text:span><text:span text:style-name="T13">Oh my gosh give me those!</text:span></text:p>
      <text:p text:style-name="P29"><text:span text:style-name="T10">B: *Bianka and Amrita both laughing fight over the photos on the couch. <text:s/>They both get into it and both fall off the couch. <text:s/>Bianka lands on her back, with Amrita landing directly on top of her, like one those anime images your mom would be embarrassed to see you looking at*</text:span></text:p>
      <text:p text:style-name="P30"><text:span text:style-name="T10">B: Oh, uh, hi.</text:span></text:p>
      <text:p text:style-name="P30"><text:span text:style-name="T10">A: Hi.</text:span></text:p>
      <text:p text:style-name="P28"><text:span text:style-name="T10"/></text:p>
      <text:p text:style-name="P21"><text:span text:style-name="T10"/>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31T22:07:12.582000000</meta:creation-date>
    <meta:editing-duration>PT13M19S</meta:editing-duration>
    <meta:editing-cycles>2</meta:editing-cycles>
    <meta:generator>LibreOffice/24.8.6.2$Windows_X86_64 LibreOffice_project/6d98ba145e9a8a39fc57bcc76981d1fb1316c60c</meta:generator>
    <dc:date>2025-05-31T23:38:37.594000000</dc:date>
    <meta:document-statistic meta:table-count="0" meta:image-count="0" meta:object-count="0" meta:page-count="3" meta:paragraph-count="108" meta:word-count="1530" meta:character-count="7381" meta:non-whitespace-character-count="5938"/>
  </office:meta>
</office:document-meta>
</file>